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65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1.8264in"/>
    </style:style>
    <style:style style:name="co4" style:family="table-column">
      <style:table-column-properties fo:break-before="auto" style:column-width="1.9571in"/>
    </style:style>
    <style:style style:name="co5" style:family="table-column">
      <style:table-column-properties fo:break-before="auto" style:column-width="0.4492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Simulacao gerada em</text:p>
          </table:table-cell>
          <table:table-cell office:value-type="string">
            <text:p>2014-11-18 02:02:42.8470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Grafo UK12: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a) Sementes utilizadas: [1, 11]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1 = 6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1, 3, 5, 6, 8, 10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11 = 6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11, 0, 9, 7, 2, 4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string">
            <text:p>Vertice</text:p>
          </table:table-cell>
          <table:table-cell office:value-type="string">
            <text:p>Label</text:p>
          </table:table-cell>
          <table:table-cell office:value-type="string">
            <text:p>Pi</text:p>
          </table:table-cell>
          <table:table-cell office:value-type="string">
            <text:p>Lambda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string">
            <text:p>Aberystwyth</text:p>
          </table:table-cell>
          <table:table-cell office:value-type="float" office:value="9">
            <text:p>9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Brighton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Edinburgh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Exeter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Glasgow</text:p>
          </table:table-cell>
          <table:table-cell office:value-type="float" office:value="11">
            <text:p>11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string">
            <text:p>Inverness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London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Newcastle</text:p>
          </table:table-cell>
          <table:table-cell office:value-type="float" office:value="6">
            <text:p>6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Nottingham</text:p>
          </table:table-cell>
          <table:table-cell office:value-type="float" office:value="7">
            <text:p>7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Oxford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string">
            <text:p>Stratford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b) Sementes utilizadas: [1, 3]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1 = 5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1, 5, 6, 7, 10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3 = 7 vertices conectado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Vertices: [3, 0, 9, 4, 2, 8, 11]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string">
            <text:p>Vertice</text:p>
          </table:table-cell>
          <table:table-cell office:value-type="string">
            <text:p>Label</text:p>
          </table:table-cell>
          <table:table-cell office:value-type="string">
            <text:p>Pi</text:p>
          </table:table-cell>
          <table:table-cell office:value-type="string">
            <text:p>Lambda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string">
            <text:p>Aberystwyth</text:p>
          </table:table-cell>
          <table:table-cell office:value-type="float" office:value="9">
            <text:p>9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Brighton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Edinburgh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Exeter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Glasgow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string">
            <text:p>Inverness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Liverpool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London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Newcastle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Nottingham</text:p>
          </table:table-cell>
          <table:table-cell office:value-type="float" office:value="4">
            <text:p>4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Oxford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string">
            <text:p>Stratford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11/18/2014</text:date>, <text:time>04:4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4-11-18T04:44:21.89</dc:date>
    <dc:creator>Thales Menato</dc:creator>
    <meta:editing-duration>PT14S</meta:editing-duration>
    <meta:editing-cycles>1</meta:editing-cycles>
    <meta:document-statistic meta:table-count="1" meta:cell-count="117" meta:object-count="0"/>
  </office:meta>
</office:document-meta>
</file>